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656bc" officeooo:paragraph-rsid="000656bc"/>
    </style:style>
    <style:style style:name="P2" style:family="paragraph" style:parent-style-name="Standard">
      <style:paragraph-properties fo:text-align="start" style:justify-single-word="false"/>
      <style:text-properties officeooo:rsid="000656bc" officeooo:paragraph-rsid="000656bc"/>
    </style:style>
    <style:style style:name="P3" style:family="paragraph" style:parent-style-name="Standard">
      <style:paragraph-properties fo:text-align="start" style:justify-single-word="false"/>
      <style:text-properties officeooo:rsid="000656bc" officeooo:paragraph-rsid="0008cfce"/>
    </style:style>
    <style:style style:name="P4" style:family="paragraph" style:parent-style-name="Standard">
      <style:paragraph-properties fo:text-align="start" style:justify-single-word="false" fo:break-before="page"/>
      <style:text-properties officeooo:rsid="000656bc" officeooo:paragraph-rsid="0008cfce"/>
    </style:style>
    <style:style style:name="P5" style:family="paragraph" style:parent-style-name="Standard">
      <style:paragraph-properties fo:text-align="start" style:justify-single-word="false"/>
      <style:text-properties officeooo:rsid="000656bc" officeooo:paragraph-rsid="000c5d8a"/>
    </style:style>
    <style:style style:name="P6" style:family="paragraph" style:parent-style-name="Standard">
      <style:paragraph-properties fo:text-align="start" style:justify-single-word="false"/>
      <style:text-properties officeooo:rsid="000656bc" officeooo:paragraph-rsid="000f16e8"/>
    </style:style>
    <style:style style:name="P7" style:family="paragraph" style:parent-style-name="Standard">
      <style:paragraph-properties fo:text-align="start" style:justify-single-word="false" fo:break-before="page"/>
      <style:text-properties officeooo:rsid="000656bc" officeooo:paragraph-rsid="000f16e8"/>
    </style:style>
    <style:style style:name="P8" style:family="paragraph" style:parent-style-name="Standard">
      <style:paragraph-properties fo:text-align="start" style:justify-single-word="false"/>
      <style:text-properties officeooo:rsid="000656bc" officeooo:paragraph-rsid="000f5812"/>
    </style:style>
    <style:style style:name="P9" style:family="paragraph" style:parent-style-name="Standard">
      <style:paragraph-properties fo:text-align="start" style:justify-single-word="false"/>
      <style:text-properties officeooo:rsid="0008cfce" officeooo:paragraph-rsid="0008cfce"/>
    </style:style>
    <style:style style:name="P10" style:family="paragraph" style:parent-style-name="Standard">
      <style:paragraph-properties fo:text-align="start" style:justify-single-word="false"/>
      <style:text-properties officeooo:rsid="0006f253" officeooo:paragraph-rsid="0008cfce"/>
    </style:style>
    <style:style style:name="P11" style:family="paragraph" style:parent-style-name="Standard">
      <style:paragraph-properties fo:text-align="start" style:justify-single-word="false"/>
      <style:text-properties officeooo:rsid="000f16e8" officeooo:paragraph-rsid="000f16e8"/>
    </style:style>
    <style:style style:name="P12" style:family="paragraph" style:parent-style-name="Standard">
      <style:paragraph-properties fo:text-align="start" style:justify-single-word="false"/>
      <style:text-properties officeooo:rsid="000f5812" officeooo:paragraph-rsid="000f5812"/>
    </style:style>
    <style:style style:name="T1" style:family="text">
      <style:text-properties officeooo:rsid="0006a778"/>
    </style:style>
    <style:style style:name="T2" style:family="text">
      <style:text-properties officeooo:rsid="0006f253"/>
    </style:style>
    <style:style style:name="T3" style:family="text">
      <style:text-properties officeooo:rsid="0008cfce"/>
    </style:style>
    <style:style style:name="T4" style:family="text">
      <style:text-properties officeooo:rsid="000c5d8a"/>
    </style:style>
    <style:style style:name="T5" style:family="text">
      <style:text-properties officeooo:rsid="000e5483"/>
    </style:style>
    <style:style style:name="T6" style:family="text">
      <style:text-properties officeooo:rsid="000f16e8"/>
    </style:style>
    <style:style style:name="T7" style:family="text">
      <style:text-properties officeooo:rsid="000f5812"/>
    </style:style>
    <style:style style:name="T8" style:family="text">
      <style:text-properties officeooo:rsid="00111a38"/>
    </style:style>
    <style:style style:name="T9" style:family="text">
      <style:text-properties officeooo:rsid="0013643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t OCR 4 F<text:span text:style-name="T1">AO</text:span></text:p>
      <text:p text:style-name="P1"/>
      <text:p text:style-name="P2">Question de Marc</text:p>
      <text:p text:style-name="P2"/>
      <text:p text:style-name="P2"><text:span text:style-name="T9">1 :</text:span>la proportion de personnes en état de sous-nutrition :</text:p>
      <text:p text:style-name="P2"><text:tab/><text:tab/>Fichier source necessaire: population.csv + sous_nutrition</text:p>
      <text:p text:style-name="P2"><text:tab/><text:tab/><text:tab/>colonne necessaire : population.valeur + sous_nutrition.valeur</text:p>
      <text:p text:style-name="P2"><text:tab/><text:tab/><text:tab/>clé: Zone + Année</text:p>
      <text:p text:style-name="P2"><text:tab/><text:tab/><text:tab/>Attention: format année population: 2017 format sous nutrition 2016-2018</text:p>
      <text:p text:style-name="P2"><text:tab/><text:tab/>Operation a faire: somme population +somme sousnutrition puis pourcentage.</text:p>
      <text:p text:style-name="P2"><text:tab/><text:tab/><text:tab/>Attention pas les même echelle (milli<text:span text:style-name="T4">e</text:span>r et million)</text:p>
      <text:p text:style-name="P2"/>
      <text:p text:style-name="P2"/>
      <text:p text:style-name="P2"><text:span text:style-name="T9">2: </text:span>le nombre théorique de personnes qui pourraient être nourries. Tu devrais pouvoir calculer ça à partir de la disponibilité alimentaire mondiale :</text:p>
      <text:p text:style-name="P2"><text:tab/><text:tab/>Fichier source necessaire: dispo_alimentaire</text:p>
      <text:p text:style-name="P2"><text:tab/><text:tab/>colonne necessaire: <text:span text:style-name="T1">Disp_alimentaire.Disposition_alimentaire</text:span></text:p>
      <text:p text:style-name="P2"><text:tab/><text:tab/><text:tab/><text:span text:style-name="T2">+donnée exterieure: kcal/personne/jour: 2500</text:span></text:p>
      <text:p text:style-name="P2"><text:tab/><text:tab/><text:tab/><text:span text:style-name="T2">+ colonne population</text:span></text:p>
      <text:p text:style-name="P2"><text:tab/><text:tab/><text:span text:style-name="T1">Operation </text:span><text:span text:style-name="T2">à</text:span><text:span text:style-name="T1"> faire: </text:span></text:p>
      <text:p text:style-name="P2"><text:tab/><text:tab/><text:tab/><text:span text:style-name="T2">somme population</text:span></text:p>
      <text:p text:style-name="P2"><text:tab/><text:tab/><text:tab/><text:span text:style-name="T2">moyenne dispo_alimentaire</text:span></text:p>
      <text:p text:style-name="P2"><text:tab/><text:tab/><text:tab/><text:span text:style-name="T2">multiplication somme population et moyenne dispo_alimentaire</text:span></text:p>
      <text:p text:style-name="P2"><text:tab/><text:tab/><text:tab/><text:span text:style-name="T2">division par 2500</text:span></text:p>
      <text:p text:style-name="P2"/>
      <text:p text:style-name="P2"/>
      <text:p text:style-name="P2"><text:s text:c="2"/><text:span text:style-name="T9">3:</text:span> <text:s/>idem pour la disponibilité alimentaire des produits végétaux ;</text:p>
      <text:p text:style-name="P3"><text:tab/><text:tab/>Fichier source necessaire:Fichier source necessaire: dispo_alimentaire</text:p>
      <text:p text:style-name="P3"><text:tab/><text:tab/>colonne necessaire: <text:span text:style-name="T1">Disp_alimentaire.Disposition_alimentaire</text:span></text:p>
      <text:p text:style-name="P3"><text:tab/><text:tab/><text:tab/><text:span text:style-name="T2">+donnée exterieure: kcal/personne/jour: 2500</text:span></text:p>
      <text:p text:style-name="P10"><text:tab/><text:tab/><text:tab/>+ colonne population</text:p>
      <text:p text:style-name="P3"><text:tab/><text:tab/><text:tab/><text:span text:style-name="T3">+ colonne origine</text:span></text:p>
      <text:p text:style-name="P3"><text:tab/><text:tab/><text:span text:style-name="T1">Operation </text:span><text:span text:style-name="T2">à</text:span><text:span text:style-name="T1"> faire: </text:span></text:p>
      <text:p text:style-name="P3"><text:tab/><text:tab/><text:tab/><text:span text:style-name="T2">somme population</text:span></text:p>
      <text:p text:style-name="P3"><text:tab/><text:tab/><text:tab/><text:span text:style-name="T2">moyenne dispo_alimentaire </text:span><text:span text:style-name="T3">(filtré par origine)</text:span></text:p>
      <text:p text:style-name="P3"><text:tab/><text:tab/><text:tab/><text:span text:style-name="T2">multiplication somme population et moyenne dispo_alimentaire</text:span></text:p>
      <text:p text:style-name="P3"><text:tab/><text:tab/><text:tab/><text:span text:style-name="T2">division par 2500</text:span></text:p>
      <text:p text:style-name="P3"/>
      <text:p text:style-name="P3"><text:tab/><text:tab/><text:span text:style-name="T3">Question: part utiliser par animaux????</text:span></text:p>
      <text:p text:style-name="P3"/>
      <text:p text:style-name="P4"/>
      <text:p text:style-name="P3"/>
      <text:p text:style-name="P3"><text:span text:style-name="T9">4:</text:span> l’utilisation de la disponibilité intérieure, en particulier la part qui est attribuée à l’alimentation animale, celle qui est perdue et celle qui est concrètement utilisée pour l'alimentation humaine.</text:p>
      <text:p text:style-name="P3"><text:tab/>Je crois que Julien avait trouvé un moyen de facilement calculer ces proportions. (voir lexique.odt)</text:p>
      <text:p text:style-name="P3"><text:tab/><text:tab/>Fichier source necessaire: dispo_alimentaire</text:p>
      <text:p text:style-name="P3"><text:tab/><text:tab/><text:span text:style-name="T3">Colonne necessaire: qté dipso + alimentation animale + perte + nourriture</text:span></text:p>
      <text:p text:style-name="P3"><text:tab/><text:tab/><text:span text:style-name="T3">operation a faire: somme sur les colonnes</text:span></text:p>
      <text:p text:style-name="P3"><text:tab/><text:tab/><text:span text:style-name="T3">proportion a faire sur qté dispo et alimentation animale</text:span></text:p>
      <text:p text:style-name="P3"><text:tab/><text:tab/><text:span text:style-name="T3">proportion qté dispo et perte</text:span></text:p>
      <text:p text:style-name="P3"><text:tab/><text:tab/><text:span text:style-name="T3">proportion qté dispo et nourriture </text:span></text:p>
      <text:p text:style-name="P3"/>
      <text:p text:style-name="P3"><text:tab/><text:tab/><text:span text:style-name="T3">voir fin “regle julien”</text:span></text:p>
      <text:p text:style-name="P3"/>
      <text:p text:style-name="P3"/>
      <text:p text:style-name="P3"/>
      <text:p text:style-name="P9">régle julien:</text:p>
      <text:p text:style-name="P9">qté disponible = production + importation+ variation de stock</text:p>
      <text:p text:style-name="P3">qté consommé= Aliment pour animaux + Autres utilisation + exportation + nourriture +Perte +semence + traitement</text:p>
      <text:p text:style-name="P3"/>
      <text:p text:style-name="P3">Demande de Mélanie :</text:p>
      <text:p text:style-name="P3"/>
      <text:p text:style-name="P3"><text:tab/>Je souhaiterais avoir une étude un peu plus fine pour chacun des pays.</text:p>
      <text:p text:style-name="P3"><text:tab/></text:p>
      <text:p text:style-name="P3"><text:span text:style-name="T9">5:</text:span><text:tab/>j’aimerais que tu puisses nous donner les pays pour lesquels la proportion de personnes sous-alimentées est la plus forte en 2017,</text:p>
      <text:p text:style-name="P3"><text:tab/><text:tab/>Fichier source necessaire: <text:span text:style-name="T4">population et sous nutrition</text:span></text:p>
      <text:p text:style-name="P5"><text:tab/><text:tab/>colonne necessaire : population.valeur + sous_nutrition.valeur</text:p>
      <text:p text:style-name="P5"><text:tab/><text:tab/><text:tab/>clé: Zone + Année</text:p>
      <text:p text:style-name="P5"><text:tab/><text:tab/><text:tab/>Attention: format année population: 2017 format sous nutrition 2016-2018</text:p>
      <text:p text:style-name="P5"><text:tab/><text:tab/>Operation a faire: <text:span text:style-name="T4">proportion population et sousnutrition</text:span></text:p>
      <text:p text:style-name="P5"><text:tab/><text:tab/><text:tab/><text:span text:style-name="T4">Attention nan à traiter</text:span></text:p>
      <text:p text:style-name="P5"><text:tab/><text:tab/><text:tab/>Attention pas les même echelle (mill<text:span text:style-name="T4">i</text:span>er et million)</text:p>
      <text:p text:style-name="P5"/>
      <text:p text:style-name="P5"><text:span text:style-name="T9">6: </text:span>ceux qui ont le plus bénéficié d’aide depuis 2013,</text:p>
      <text:p text:style-name="P5"><text:tab/><text:tab/>Fichier source necessaire:<text:span text:style-name="T5">aide_alimentaire</text:span></text:p>
      <text:p text:style-name="P5"><text:tab/><text:tab/><text:span text:style-name="T5">Colonne necessaire: Pays Année Valeur</text:span></text:p>
      <text:p text:style-name="P5"><text:tab/><text:tab/><text:span text:style-name="T5">Opération necessaire: filtré les années</text:span></text:p>
      <text:p text:style-name="P5"><text:tab/><text:tab/><text:tab/><text:tab/><text:tab/><text:span text:style-name="T5">somme par pays de l’aide</text:span></text:p>
      <text:p text:style-name="P5"><text:tab/><text:tab/><text:tab/><text:tab/><text:tab/><text:span text:style-name="T5">classé</text:span></text:p>
      <text:p text:style-name="P5"/>
      <text:p text:style-name="P5"><text:span text:style-name="T9">7: </text:span>ceux ayant le plus/le moins de disponibilité/habitant,</text:p>
      <text:p text:style-name="P5"><text:tab/><text:tab/>Fichier source necessaire:<text:span text:style-name="T6">Dispo alimentaires</text:span></text:p>
      <text:p text:style-name="P6"><text:tab/><text:tab/><text:span text:style-name="T6">Colonne neccessaire: pays,Année,dispo/habitant</text:span></text:p>
      <text:p text:style-name="P11"><text:tab/><text:tab/> <text:s/></text:p>
      <text:p text:style-name="P6"><text:tab/><text:tab/><text:span text:style-name="T6">Operation:<text:tab/>moyenne par pays des dispo en kCal</text:span></text:p>
      <text:p text:style-name="P6"><text:span text:style-name="T6"><text:tab/><text:tab/><text:tab/><text:tab/> classé</text:span><text:tab/></text:p>
      <text:p text:style-name="P7">etc., et toutes les infos que tu trouverais utiles pour mettre en relief les pays qui semblent être le plus en difficulté, au niveau alimentaire.</text:p>
      <text:p text:style-name="P6"><text:tab/><text:tab/>Fichier source necessaire: <text:span text:style-name="T7">tous </text:span></text:p>
      <text:p text:style-name="P6"/>
      <text:p text:style-name="P8"><text:tab/><text:tab/><text:span text:style-name="T7">Voir pour “surfer” dans les donnée</text:span></text:p>
      <text:p text:style-name="P8"/>
      <text:p text:style-name="P8"><text:span text:style-name="T7"><text:tab/><text:tab/>Voir manio</text:span><text:span text:style-name="T8">c</text:span><text:span text:style-name="T7"> et thailande</text:span></text:p>
      <text:p text:style-name="P12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6T09:55:44.454795504</meta:creation-date>
    <dc:date>2022-05-17T17:24:20.112873839</dc:date>
    <meta:editing-duration>PT1H31M39S</meta:editing-duration>
    <meta:editing-cycles>11</meta:editing-cycles>
    <meta:generator>LibreOffice/7.3.3.2$Linux_X86_64 LibreOffice_project/30$Build-2</meta:generator>
    <meta:document-statistic meta:table-count="0" meta:image-count="0" meta:object-count="0" meta:page-count="3" meta:paragraph-count="71" meta:word-count="457" meta:character-count="3479" meta:non-whitespace-character-count="2940"/>
  </office:meta>
</office:document-meta>
</file>